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3.81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.26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6.26mm"/>
    </style:style>
    <style:style style:name="co8" style:family="table-column">
      <style:table-column-properties fo:break-before="auto" style:column-width="61.54mm"/>
    </style:style>
    <style:style style:name="co9" style:family="table-column">
      <style:table-column-properties fo:break-before="auto" style:column-width="70.26mm"/>
    </style:style>
    <style:style style:name="co10" style:family="table-column">
      <style:table-column-properties fo:break-before="auto" style:column-width="36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9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8.52mm" fo:break-before="auto" style:use-optimal-row-height="false"/>
    </style:style>
    <style:style style:name="ro4" style:family="table-row">
      <style:table-row-properties style:row-height="21.43mm" fo:break-before="auto" style:use-optimal-row-height="false"/>
    </style:style>
    <style:style style:name="ro5" style:family="table-row">
      <style:table-row-properties style:row-height="24.87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72bf44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justify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5" style:family="text">
      <style:text-properties style:font-size-asian="10pt" style:text-overline-style="none" style:text-overline-color="font-color" style:font-weight-asian="normal" style:font-weight-complex="normal" style:font-style-asian="normal" style:font-style-complex="normal" style:text-emphasize="none" style:font-name="Liberation Sans" style:language-asian="zh" style:country-asian="CN" style:font-size-complex="10pt" style:font-relief="none" style:language-complex="hi" style:country-complex="IN" style:font-name-asian="Noto Sans CJK SC" style:font-name-complex="Lohit Devanagari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fo:font-size="10pt"/>
    </style:style>
    <style:style style:name="T6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ru" fo:country="RU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/>
          <table:table-cell table:style-name="ce2" office:value-type="string" calcext:value-type="string">
            <text:p>-Xms256m</text:p>
            <text:p>-Xmx256m</text:p>
            <text:p>LoopCounter = </text:p>
            <text:p>1_000_000</text:p>
          </table:table-cell>
          <table:table-cell table:number-columns-repeated="5"/>
          <table:table-cell table:style-name="ce2" office:value-type="string" calcext:value-type="string">
            <text:p><text:span text:style-name="T1">-Xms2560m</text:span></text:p>
            <text:p><text:span text:style-name="T1">-Xmx2560m</text:span></text:p>
            <text:p><text:span text:style-name="T1">LoopCounter = </text:span></text:p>
            <text:p><text:span text:style-name="T6">10_000_000</text:span>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3">
          <table:table-cell office:value-type="string" calcext:value-type="string">
            <text:p>Тип GC</text:p>
          </table:table-cell>
          <table:table-cell office:value-type="string" calcext:value-type="string">
            <text:p>По умолчанию:</text:p>
            <text:p>MAXGCPause </text:p>
          </table:table-cell>
          <table:table-cell/>
          <table:table-cell office:value-type="string" calcext:value-type="string">
            <text:p>MaxGCPauseMillis=</text:p>
            <text:p>100000</text:p>
          </table:table-cell>
          <table:table-cell/>
          <table:table-cell office:value-type="string" calcext:value-type="string">
            <text:p><text:span text:style-name="T1">MaxGCPauseMillis=</text:span></text:p>
            <text:p><text:span text:style-name="T1">10</text:span></text:p>
          </table:table-cell>
          <table:table-cell/>
          <table:table-cell office:value-type="string" calcext:value-type="string">
            <text:p>По умолчанию:</text:p>
            <text:p>MAXGCPause </text:p>
          </table:table-cell>
          <table:table-cell/>
          <table:table-cell office:value-type="string" calcext:value-type="string">
            <text:p>MaxGCPauseMillis=</text:p>
            <text:p>100000</text:p>
          </table:table-cell>
          <table:table-cell/>
          <table:table-cell office:value-type="string" calcext:value-type="string">
            <text:p><text:span text:style-name="T1">MaxGCPauseMillis=</text:span></text:p>
            <text:p><text:span text:style-name="T1">10</text:span></text:p>
          </table:table-cell>
        </table:table-row>
        <table:table-row table:style-name="ro2">
          <table:table-cell table:number-columns-repeated="12"/>
        </table:table-row>
        <table:table-row table:style-name="ro4">
          <table:table-cell office:value-type="string" calcext:value-type="string">
            <text:p>-XX:+UseParallelGC</text:p>
          </table:table-cell>
          <table:table-cell table:style-name="ce3" office:value-type="string" calcext:value-type="string">
            <text:p>3 minor(50-80ms), <text:s text:c="13"/>2 major(400ms)l: <text:s text:c="2"/>time: 281343ms <text:s text:c="7"/>after remove: 992188</text:p>
          </table:table-cell>
          <table:table-cell/>
          <table:table-cell table:style-name="ce4" office:value-type="string" calcext:value-type="string">
            <text:p><text:span text:style-name="T1">3 minor(50-80ms),           2 major(400ms)l:</text:span> time: 281351ms        after remove: 992188</text:p>
          </table:table-cell>
          <table:table-cell table:style-name="ce4"/>
          <table:table-cell table:style-name="ce4" office:value-type="string" calcext:value-type="string">
            <text:p><text:span text:style-name="T1">3 минор(~50ms) и 3 мажор(~ 390ms), remove: 992188</text:span></text:p>
            <text:p><text:span text:style-name="T4">time: 281527ms</text:span></text:p>
          </table:table-cell>
          <table:table-cell/>
          <table:table-cell table:style-name="ce4" office:value-type="string" calcext:value-type="string">
            <text:p><text:span text:style-name="T1">3 минор(~400ms). вытягивают от переполнения survival space — 2 мажор(~3500ms) remove: 9921875</text:span></text:p>
            <text:p><text:span text:style-name="T4">time: 290020ms</text:span></text:p>
          </table:table-cell>
          <table:table-cell/>
          <table:table-cell table:style-name="ce4" office:value-type="string" calcext:value-type="string">
            <text:p><text:span text:style-name="T1">3 минор(300-540ms), 2 мажор(3900ms), стоп, old gen 100%, remove: 9921875</text:span></text:p>
            <text:p><text:span text:style-name="T4">time: 290053ms</text:span></text:p>
          </table:table-cell>
          <table:table-cell/>
          <table:table-cell table:style-name="ce4" office:value-type="string" calcext:value-type="string">
            <text:p><text:span text:style-name="T1">3 минор(300-500ms), 2 мажор(3500ms),  old gen 100% remove: 9921875</text:span></text:p>
            <text:p><text:span text:style-name="T4">time: 289589ms</text:span></text:p>
          </table:table-cell>
        </table:table-row>
        <table:table-row table:style-name="ro2">
          <table:table-cell table:number-columns-repeated="12"/>
        </table:table-row>
        <table:table-row table:style-name="ro5">
          <table:table-cell office:value-type="string" calcext:value-type="string">
            <text:p>-XX:+UseG1GC </text:p>
          </table:table-cell>
          <table:table-cell office:value-type="string" calcext:value-type="string">
            <text:p><text:span text:style-name="T1">стоп после 10 (9-22ms)</text:span></text:p>
            <text:p><text:span text:style-name="T1">Минор: </text:span></text:p>
            <text:p><text:span text:style-name="T1">after remove: 992188</text:span></text:p>
            <text:p><text:span text:style-name="T2">time: 280533ms</text:span></text:p>
          </table:table-cell>
          <table:table-cell/>
          <table:table-cell table:style-name="ce4" office:value-type="string" calcext:value-type="string">
            <text:p><text:span text:style-name="T3">1ая минор(245ms) на (200335ms,968750)после 4 минор попарно(24 и 7 ms): after remove: 992188</text:span></text:p>
            <text:p><text:span text:style-name="T4">time: 280768ms</text:span></text:p>
          </table:table-cell>
          <table:table-cell table:style-name="ce4"/>
          <table:table-cell table:style-name="ce4" office:value-type="string" calcext:value-type="string">
            <text:p><text:span text:style-name="T5">стоп после  20 минор сборок, часть из них &gt;10ms: after remove: 992188</text:span></text:p>
            <text:p><text:span text:style-name="T4">time: 280509ms</text:span></text:p>
          </table:table-cell>
          <table:table-cell/>
          <table:table-cell table:style-name="ce4" office:value-type="string" calcext:value-type="string">
            <text:p><text:span text:style-name="T1">14 минор(~70ms) after remove: 9921875</text:span></text:p>
            <text:p><text:span text:style-name="T4">time: 283204ms</text:span></text:p>
          </table:table-cell>
          <table:table-cell/>
          <table:table-cell table:style-name="ce4" office:value-type="string" calcext:value-type="string">
            <text:p><text:span text:style-name="T1">первая минор(1957ms) была after remove: 9687500</text:span></text:p>
            <text:p><text:span text:style-name="T4">time: 202535ms,далее минор: 2(253ms),3(64),4(94), стоп:after remove: 9921875</text:span></text:p>
            <text:p><text:span text:style-name="T7">time: 285497ms </text:span></text:p>
          </table:table-cell>
          <table:table-cell/>
          <table:table-cell table:style-name="ce4" office:value-type="string" calcext:value-type="string">
            <text:p><text:span text:style-name="T1">15 минор сборок по 2-3 подряд(37-80ms)  remove: 9921875</text:span></text:p>
            <text:p><text:span text:style-name="T4">time: 283541ms</text:span></text:p>
          </table:table-cell>
        </table:table-row>
        <table:table-row table:style-name="ro2" table:number-rows-repeated="4">
          <table:table-cell table:number-columns-repeated="12"/>
        </table:table-row>
        <table:table-row table:style-name="ro6"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 style:data-style-name="N2" text:time-value="17:01:32.39258134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1T13:15:22.704124911</meta:creation-date>
    <dc:date>2020-05-08T15:55:57.062667567</dc:date>
    <meta:editing-duration>PT1H31M28S</meta:editing-duration>
    <meta:editing-cycles>7</meta:editing-cycles>
    <meta:generator>LibreOffice/6.0.7.3$Linux_X86_64 LibreOffice_project/00m0$Build-3</meta:generator>
    <meta:document-statistic meta:table-count="1" meta:cell-count="23" meta:object-count="0"/>
  </office:meta>
</office:document-meta>
</file>